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60000017351D31CD4.png" manifest:media-type="image/png"/>
  <manifest:file-entry manifest:full-path="Pictures/10000000000005E8000001C52B6E74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="none" draw:fill-color="#eeeeee" draw:textarea-vertical-align="middle"/>
    </style:style>
    <style:style style:name="gr3" style:family="graphic" style:parent-style-name="standard">
      <style:graphic-properties draw:stroke="solid" draw:stroke-dash="Fine_20_Dashed" svg:stroke-color="#000000"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333333" draw:fill="none" draw:fill-color="#eeeeee" draw:textarea-vertical-align="middle"/>
    </style:style>
    <style:style style:name="gr8" style:family="graphic" style:parent-style-name="standard">
      <style:graphic-properties draw:stroke="solid" draw:stroke-dash="Fine_20_Dashed" svg:stroke-color="#333333" draw:fill="solid" draw:fill-color="#80808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066cm" svg:height="7.77cm" svg:x="1.096cm" svg:y="0.746cm">
          <draw:image xlink:href="Pictures/10000000000005E8000001C52B6E7400.png" xlink:type="simple" xlink:show="embed" xlink:actuate="onLoad">
            <text:p/>
          </draw:image>
        </draw:frame>
        <draw:frame draw:style-name="gr1" draw:text-style-name="P1" draw:layer="layout" svg:width="25.939cm" svg:height="6.44cm" svg:x="1.001cm" svg:y="13.102cm">
          <draw:image xlink:href="Pictures/10000000000005D60000017351D31CD4.png" xlink:type="simple" xlink:show="embed" xlink:actuate="onLoad">
            <text:p/>
          </draw:image>
        </draw:frame>
        <draw:line draw:style-name="gr2" draw:text-style-name="P2" draw:layer="layout" svg:x1="5.279cm" svg:y1="8.515cm" svg:x2="6.047cm" svg:y2="8.515cm">
          <text:p/>
        </draw:line>
        <draw:custom-shape draw:style-name="gr3" draw:text-style-name="P1" draw:layer="layout" svg:width="0.092cm" svg:height="0.092cm" svg:x="5.209cm" svg:y="8.4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12cm" svg:height="0.112cm" draw:transform="rotate (-0.775275253735881) translate (5.441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52cm" svg:height="0.154cm" svg:x="5.211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2cm" svg:height="0.111cm" draw:transform="skewX (-0.00907571211037054) rotate (-0.775275253735881) translate (5.441cm 8.60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4cm" svg:height="0.154cm" svg:x="5.179cm" svg:y="8.60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24cm" svg:y1="8.393cm" svg:x2="5.24cm" svg:y2="8.454cm">
          <text:p/>
        </draw:line>
        <draw:line draw:style-name="gr2" draw:text-style-name="P1" draw:layer="layout" svg:x1="5.24cm" svg:y1="8.546cm" svg:x2="5.24cm" svg:y2="8.607cm">
          <text:p/>
        </draw:line>
        <draw:custom-shape draw:style-name="gr3" draw:text-style-name="P1" draw:layer="layout" svg:width="0.092cm" svg:height="0.092cm" svg:x="6.042cm" svg:y="8.4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12cm" svg:height="0.111cm" draw:transform="skewX (-0.00907571211037054) rotate (-0.775275253735881) translate (6.274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5cm" svg:height="0.154cm" svg:x="6.012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2cm" svg:height="0.111cm" draw:transform="skewX (-0.00907571211037054) rotate (-0.775275253735881) translate (6.274cm 8.60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5cm" svg:height="0.154cm" svg:x="6.012cm" svg:y="8.60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74cm" svg:y1="8.393cm" svg:x2="6.074cm" svg:y2="8.454cm">
          <text:p/>
        </draw:line>
        <draw:line draw:style-name="gr2" draw:text-style-name="P1" draw:layer="layout" svg:x1="6.074cm" svg:y1="8.546cm" svg:x2="6.074cm" svg:y2="8.607cm">
          <text:p/>
        </draw:line>
        <draw:custom-shape draw:style-name="gr5" draw:text-style-name="P1" draw:layer="layout" svg:width="0.092cm" svg:height="0.092cm" svg:x="5.64cm" svg:y="8.4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11cm" svg:height="0.112cm" draw:transform="skewX (-0.00890117918517106) rotate (-0.775275253735881) translate (5.871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1" draw:layer="layout" svg:width="0.183cm" svg:height="0.154cm" svg:x="5.61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1cm" svg:height="0.112cm" draw:transform="skewX (-0.00890117918517106) rotate (-0.775275253735881) translate (5.871cm 8.60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3cm" svg:height="0.154cm" svg:x="5.61cm" svg:y="8.60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7cm" svg:y1="8.393cm" svg:x2="5.67cm" svg:y2="8.454cm">
          <text:p/>
        </draw:line>
        <draw:line draw:style-name="gr2" draw:text-style-name="P1" draw:layer="layout" svg:x1="5.67cm" svg:y1="8.546cm" svg:x2="5.67cm" svg:y2="8.607cm">
          <text:p/>
        </draw:line>
        <draw:line draw:style-name="gr2" draw:text-style-name="P2" draw:layer="layout" svg:x1="14.051cm" svg:y1="8.508cm" svg:x2="14.798cm" svg:y2="8.508cm">
          <text:p/>
        </draw:line>
        <draw:custom-shape draw:style-name="gr3" draw:text-style-name="P1" draw:layer="layout" svg:width="0.089cm" svg:height="0.089cm" svg:x="13.984cm" svg:y="8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09cm" svg:height="0.108cm" draw:transform="skewX (0.00925024503556985) rotate (-0.775275253735881) translate (14.209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9cm" svg:height="0.149cm" svg:x="13.954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cm" svg:height="0.108cm" draw:transform="rotate (-0.775275253735881) translate (14.209cm 8.59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79cm" svg:height="0.149cm" svg:x="13.954cm" svg:y="8.5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14cm" svg:y1="8.388cm" svg:x2="14.014cm" svg:y2="8.448cm">
          <text:p/>
        </draw:line>
        <draw:line draw:style-name="gr2" draw:text-style-name="P1" draw:layer="layout" svg:x1="14.014cm" svg:y1="8.538cm" svg:x2="14.014cm" svg:y2="8.598cm">
          <text:p/>
        </draw:line>
        <draw:custom-shape draw:style-name="gr3" draw:text-style-name="P1" draw:layer="layout" svg:width="0.09cm" svg:height="0.089cm" svg:x="14.794cm" svg:y="8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09cm" svg:height="0.107cm" draw:transform="rotate (-0.775275253735881) translate (15.019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4.764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cm" svg:height="0.107cm" draw:transform="skewX (-0.00942477796076935) rotate (-0.775275253735881) translate (15.019cm 8.59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14.764cm" svg:y="8.5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824cm" svg:y1="8.388cm" svg:x2="14.824cm" svg:y2="8.448cm">
          <text:p/>
        </draw:line>
        <draw:line draw:style-name="gr2" draw:text-style-name="P1" draw:layer="layout" svg:x1="14.824cm" svg:y1="8.538cm" svg:x2="14.824cm" svg:y2="8.598cm">
          <text:p/>
        </draw:line>
        <draw:custom-shape draw:style-name="gr5" draw:text-style-name="P1" draw:layer="layout" svg:width="0.088cm" svg:height="0.089cm" svg:x="14.403cm" svg:y="8.4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09cm" svg:height="0.107cm" draw:transform="rotate (-0.775275253735881) translate (14.627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1" draw:layer="layout" svg:width="0.179cm" svg:height="0.149cm" svg:x="14.373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1cm" svg:height="0.107cm" draw:transform="skewX (-0.00942477796076935) rotate (-0.775275253735881) translate (14.627cm 8.59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9cm" svg:height="0.149cm" svg:x="14.373cm" svg:y="8.5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432cm" svg:y1="8.388cm" svg:x2="14.432cm" svg:y2="8.448cm">
          <text:p/>
        </draw:line>
        <draw:line draw:style-name="gr2" draw:text-style-name="P1" draw:layer="layout" svg:x1="14.432cm" svg:y1="8.538cm" svg:x2="14.432cm" svg:y2="8.598cm">
          <text:p/>
        </draw:line>
        <draw:line draw:style-name="gr2" draw:text-style-name="P2" draw:layer="layout" svg:x1="8.209cm" svg:y1="8.508cm" svg:x2="8.956cm" svg:y2="8.508cm">
          <text:p/>
        </draw:line>
        <draw:custom-shape draw:style-name="gr3" draw:text-style-name="P1" draw:layer="layout" svg:width="0.09cm" svg:height="0.09cm" svg:x="8.142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8.368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8.112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8cm" svg:height="0.109cm" draw:transform="skewX (-0.00925024503557001) rotate (-0.775275253735881) translate (8.368cm 8.59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8.112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172cm" svg:y1="8.388cm" svg:x2="8.172cm" svg:y2="8.448cm">
          <text:p/>
        </draw:line>
        <draw:line draw:style-name="gr2" draw:text-style-name="P1" draw:layer="layout" svg:x1="8.172cm" svg:y1="8.538cm" svg:x2="8.172cm" svg:y2="8.598cm">
          <text:p/>
        </draw:line>
        <draw:custom-shape draw:style-name="gr3" draw:text-style-name="P1" draw:layer="layout" svg:width="0.09cm" svg:height="0.09cm" svg:x="8.953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9.178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8.922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8cm" svg:height="0.108cm" draw:transform="rotate (-0.775275253735881) translate (9.178cm 8.59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8.922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982cm" svg:y1="8.388cm" svg:x2="8.982cm" svg:y2="8.448cm">
          <text:p/>
        </draw:line>
        <draw:line draw:style-name="gr2" draw:text-style-name="P1" draw:layer="layout" svg:x1="8.982cm" svg:y1="8.538cm" svg:x2="8.982cm" svg:y2="8.598cm">
          <text:p/>
        </draw:line>
        <draw:custom-shape draw:style-name="gr3" draw:text-style-name="P1" draw:layer="layout" svg:width="0.09cm" svg:height="0.09cm" svg:x="8.561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9cm" draw:transform="rotate (-0.775275253735881) translate (8.787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8.5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7cm" svg:height="0.109cm" draw:transform="rotate (-0.775275253735881) translate (8.787cm 8.59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8.53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59cm" svg:y1="8.388cm" svg:x2="8.59cm" svg:y2="8.448cm">
          <text:p/>
        </draw:line>
        <draw:line draw:style-name="gr2" draw:text-style-name="P1" draw:layer="layout" svg:x1="8.59cm" svg:y1="8.538cm" svg:x2="8.59cm" svg:y2="8.598cm">
          <text:p/>
        </draw:line>
        <draw:line draw:style-name="gr2" draw:text-style-name="P2" draw:layer="layout" svg:x1="11.13cm" svg:y1="8.508cm" svg:x2="11.877cm" svg:y2="8.508cm">
          <text:p/>
        </draw:line>
        <draw:custom-shape draw:style-name="gr3" draw:text-style-name="P1" draw:layer="layout" svg:width="0.09cm" svg:height="0.09cm" svg:x="11.063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11.289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1.03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8cm" svg:height="0.109cm" draw:transform="skewX (-0.00925024503557001) rotate (-0.775275253735881) translate (11.289cm 8.59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11.033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093cm" svg:y1="8.388cm" svg:x2="11.093cm" svg:y2="8.448cm">
          <text:p/>
        </draw:line>
        <draw:line draw:style-name="gr2" draw:text-style-name="P1" draw:layer="layout" svg:x1="11.093cm" svg:y1="8.538cm" svg:x2="11.093cm" svg:y2="8.598cm">
          <text:p/>
        </draw:line>
        <draw:custom-shape draw:style-name="gr3" draw:text-style-name="P1" draw:layer="layout" svg:width="0.09cm" svg:height="0.09cm" svg:x="11.874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12.099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1.84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8cm" svg:height="0.108cm" draw:transform="rotate (-0.775275253735881) translate (12.099cm 8.59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11.843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903cm" svg:y1="8.388cm" svg:x2="11.903cm" svg:y2="8.448cm">
          <text:p/>
        </draw:line>
        <draw:line draw:style-name="gr2" draw:text-style-name="P1" draw:layer="layout" svg:x1="11.903cm" svg:y1="8.538cm" svg:x2="11.903cm" svg:y2="8.598cm">
          <text:p/>
        </draw:line>
        <draw:custom-shape draw:style-name="gr3" draw:text-style-name="P1" draw:layer="layout" svg:width="0.09cm" svg:height="0.09cm" svg:x="11.482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9cm" draw:transform="rotate (-0.775275253735881) translate (11.708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1.45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7cm" svg:height="0.109cm" draw:transform="rotate (-0.775275253735881) translate (11.708cm 8.59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11.451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511cm" svg:y1="8.388cm" svg:x2="11.511cm" svg:y2="8.448cm">
          <text:p/>
        </draw:line>
        <draw:line draw:style-name="gr2" draw:text-style-name="P1" draw:layer="layout" svg:x1="11.511cm" svg:y1="8.538cm" svg:x2="11.511cm" svg:y2="8.598cm">
          <text:p/>
        </draw:line>
        <draw:line draw:style-name="gr2" draw:text-style-name="P2" draw:layer="layout" svg:x1="16.972cm" svg:y1="8.508cm" svg:x2="17.719cm" svg:y2="8.508cm">
          <text:p/>
        </draw:line>
        <draw:custom-shape draw:style-name="gr3" draw:text-style-name="P1" draw:layer="layout" svg:width="0.089cm" svg:height="0.09cm" svg:x="16.905cm" svg:y="8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09cm" svg:height="0.108cm" draw:transform="skewX (0.00925024503556985) rotate (-0.775275253735881) translate (17.13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9cm" svg:height="0.149cm" svg:x="16.875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09cm" svg:height="0.109cm" draw:transform="rotate (-0.775275253735881) translate (17.13cm 8.59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9cm" svg:height="0.15cm" svg:x="16.875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935cm" svg:y1="8.388cm" svg:x2="16.935cm" svg:y2="8.448cm">
          <text:p/>
        </draw:line>
        <draw:line draw:style-name="gr2" draw:text-style-name="P1" draw:layer="layout" svg:x1="16.935cm" svg:y1="8.538cm" svg:x2="16.935cm" svg:y2="8.598cm">
          <text:p/>
        </draw:line>
        <draw:custom-shape draw:style-name="gr3" draw:text-style-name="P1" draw:layer="layout" svg:width="0.09cm" svg:height="0.09cm" svg:x="17.715cm" svg:y="8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17.941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7.685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08cm" svg:height="0.109cm" draw:transform="skewX (-0.00925024503557001) rotate (-0.775275253735881) translate (17.941cm 8.59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8cm" svg:height="0.15cm" svg:x="17.685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7.745cm" svg:y1="8.388cm" svg:x2="17.745cm" svg:y2="8.448cm">
          <text:p/>
        </draw:line>
        <draw:line draw:style-name="gr2" draw:text-style-name="P1" draw:layer="layout" svg:x1="17.745cm" svg:y1="8.538cm" svg:x2="17.745cm" svg:y2="8.598cm">
          <text:p/>
        </draw:line>
        <draw:custom-shape draw:style-name="gr5" draw:text-style-name="P1" draw:layer="layout" svg:width="0.09cm" svg:height="0.09cm" svg:x="17.323cm" svg:y="8.4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09cm" svg:height="0.108cm" draw:transform="skewX (0.00925024503556985) rotate (-0.775275253735881) translate (17.548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1" draw:layer="layout" svg:width="0.179cm" svg:height="0.149cm" svg:x="17.293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09cm" svg:height="0.109cm" draw:transform="rotate (-0.775275253735881) translate (17.548cm 8.59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79cm" svg:height="0.15cm" svg:x="17.293cm" svg:y="8.5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353cm" svg:y1="8.388cm" svg:x2="17.353cm" svg:y2="8.448cm">
          <text:p/>
        </draw:line>
        <draw:line draw:style-name="gr2" draw:text-style-name="P1" draw:layer="layout" svg:x1="17.353cm" svg:y1="8.538cm" svg:x2="17.353cm" svg:y2="8.598cm">
          <text:p/>
        </draw:line>
        <draw:line draw:style-name="gr2" draw:text-style-name="P2" draw:layer="layout" svg:x1="19.893cm" svg:y1="8.506cm" svg:x2="20.636cm" svg:y2="8.506cm">
          <text:p/>
        </draw:line>
        <draw:custom-shape draw:style-name="gr3" draw:text-style-name="P1" draw:layer="layout" svg:width="0.089cm" svg:height="0.089cm" svg:x="19.826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7cm" draw:transform="skewX (0.00942477796076946) rotate (-0.775275253735881) translate (20.049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8cm" svg:height="0.149cm" svg:x="19.796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8cm" svg:height="0.107cm" draw:transform="skewX (0.00942477796076946) rotate (-0.775275253735881) translate (20.049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8cm" svg:height="0.147cm" svg:x="19.796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9.855cm" svg:y1="8.388cm" svg:x2="19.855cm" svg:y2="8.447cm">
          <text:p/>
        </draw:line>
        <draw:line draw:style-name="gr2" draw:text-style-name="P1" draw:layer="layout" svg:x1="19.855cm" svg:y1="8.536cm" svg:x2="19.855cm" svg:y2="8.595cm">
          <text:p/>
        </draw:line>
        <draw:custom-shape draw:style-name="gr3" draw:text-style-name="P1" draw:layer="layout" svg:width="0.089cm" svg:height="0.089cm" svg:x="20.631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7cm" draw:transform="rotate (-0.775275253735881) translate (20.855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9cm" svg:height="0.149cm" svg:x="20.60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7cm" svg:height="0.107cm" draw:transform="skewX (0.00942477796076936) rotate (-0.775275253735881) translate (20.855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9cm" svg:height="0.147cm" svg:x="20.601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0.661cm" svg:y1="8.388cm" svg:x2="20.661cm" svg:y2="8.447cm">
          <text:p/>
        </draw:line>
        <draw:line draw:style-name="gr2" draw:text-style-name="P1" draw:layer="layout" svg:x1="20.661cm" svg:y1="8.536cm" svg:x2="20.661cm" svg:y2="8.595cm">
          <text:p/>
        </draw:line>
        <draw:custom-shape draw:style-name="gr3" draw:text-style-name="P1" draw:layer="layout" svg:width="0.089cm" svg:height="0.089cm" svg:x="20.241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8cm" draw:transform="rotate (-0.775275253735881) translate (20.466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8cm" svg:height="0.149cm" svg:x="20.212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7cm" svg:height="0.109cm" draw:transform="skewX (0.0183259571459405) rotate (-0.775275253735881) translate (20.466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8cm" svg:height="0.147cm" svg:x="20.212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0.271cm" svg:y1="8.388cm" svg:x2="20.271cm" svg:y2="8.447cm">
          <text:p/>
        </draw:line>
        <draw:line draw:style-name="gr2" draw:text-style-name="P1" draw:layer="layout" svg:x1="20.271cm" svg:y1="8.536cm" svg:x2="20.271cm" svg:y2="8.595cm">
          <text:p/>
        </draw:line>
        <draw:line draw:style-name="gr7" draw:text-style-name="P2" draw:layer="layout" svg:x1="22.814cm" svg:y1="8.506cm" svg:x2="23.557cm" svg:y2="8.506cm">
          <text:p/>
        </draw:line>
        <draw:custom-shape draw:style-name="gr8" draw:text-style-name="P1" draw:layer="layout" svg:width="0.089cm" svg:height="0.089cm" svg:x="22.747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7cm" draw:transform="skewX (0.00942477796076946) rotate (-0.775275253735881) translate (22.97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8cm" svg:height="0.149cm" svg:x="22.717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8cm" svg:height="0.107cm" draw:transform="skewX (0.00942477796076946) rotate (-0.775275253735881) translate (22.97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8cm" svg:height="0.147cm" svg:x="22.717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2.776cm" svg:y1="8.388cm" svg:x2="22.776cm" svg:y2="8.447cm">
          <text:p/>
        </draw:line>
        <draw:line draw:style-name="gr7" draw:text-style-name="P1" draw:layer="layout" svg:x1="22.776cm" svg:y1="8.536cm" svg:x2="22.776cm" svg:y2="8.595cm">
          <text:p/>
        </draw:line>
        <draw:custom-shape draw:style-name="gr8" draw:text-style-name="P1" draw:layer="layout" svg:width="0.089cm" svg:height="0.089cm" svg:x="23.552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7cm" draw:transform="rotate (-0.775275253735881) translate (23.776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9cm" svg:height="0.149cm" svg:x="23.522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7cm" svg:height="0.107cm" draw:transform="skewX (0.00942477796076936) rotate (-0.775275253735881) translate (23.776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9cm" svg:height="0.147cm" svg:x="23.522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3.582cm" svg:y1="8.388cm" svg:x2="23.582cm" svg:y2="8.447cm">
          <text:p/>
        </draw:line>
        <draw:line draw:style-name="gr7" draw:text-style-name="P1" draw:layer="layout" svg:x1="23.582cm" svg:y1="8.536cm" svg:x2="23.582cm" svg:y2="8.595cm">
          <text:p/>
        </draw:line>
        <draw:custom-shape draw:style-name="gr8" draw:text-style-name="P1" draw:layer="layout" svg:width="0.089cm" svg:height="0.089cm" svg:x="23.162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8cm" draw:transform="rotate (-0.775275253735881) translate (23.387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8cm" svg:height="0.149cm" svg:x="23.13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7cm" svg:height="0.109cm" draw:transform="skewX (0.0183259571459405) rotate (-0.775275253735881) translate (23.387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8cm" svg:height="0.147cm" svg:x="23.133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3.192cm" svg:y1="8.388cm" svg:x2="23.192cm" svg:y2="8.447cm">
          <text:p/>
        </draw:line>
        <draw:line draw:style-name="gr7" draw:text-style-name="P1" draw:layer="layout" svg:x1="23.192cm" svg:y1="8.536cm" svg:x2="23.192cm" svg:y2="8.595cm">
          <text:p/>
        </draw:line>
        <draw:g>
          <svg:title>TexMaths</svg:title>
          <svg:desc>8§display§M=10
§svg§600§FALSE§</svg:desc>
          <draw:polygon draw:style-name="gr9" draw:layer="layout" svg:width="0.959cm" svg:height="0.192cm" svg:x="5.323cm" svg:y="9.001cm" svg:viewBox="0 0 960 193" draw:points="480,193 0,193 0,0 960,0 960,193">
            <text:p/>
          </draw:polygon>
          <draw:path draw:style-name="gr10" draw:layer="layout" svg:width="0.281cm" svg:height="0.192cm" svg:x="5.335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5.721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6.026cm" svg:y="9.006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6.153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10
§svg§600§FALSE§</svg:desc>
          <draw:polygon draw:style-name="gr9" draw:layer="layout" svg:width="0.959cm" svg:height="0.192cm" svg:x="8.112cm" svg:y="9.006cm" svg:viewBox="0 0 960 193" draw:points="480,193 0,193 0,0 960,0 960,193">
            <text:p/>
          </draw:polygon>
          <draw:path draw:style-name="gr10" draw:layer="layout" svg:width="0.281cm" svg:height="0.192cm" svg:x="8.124cm" svg:y="9.006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8.51cm" svg:y="9.095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8.815cm" svg:y="9.011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8.942cm" svg:y="9.011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20
§svg§600§FALSE§</svg:desc>
          <draw:polygon draw:style-name="gr9" draw:layer="layout" svg:width="0.959cm" svg:height="0.192cm" svg:x="11.145cm" svg:y="9.001cm" svg:viewBox="0 0 960 193" draw:points="480,193 0,193 0,0 960,0 960,193">
            <text:p/>
          </draw:polygon>
          <draw:path draw:style-name="gr10" draw:layer="layout" svg:width="0.281cm" svg:height="0.192cm" svg:x="11.157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11.543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112cm" svg:height="0.187cm" svg:x="11.837cm" svg:y="9.006cm" svg:viewBox="0 0 113 188" svg:d="M22 166l30-29c44-39 61-54 61-83 0-32-26-54-60-54-32 0-53 26-53 51 0 16 14 16 15 16 5 0 15-4 15-15 0-7-5-14-16-14-1 0-2 0-3 0 7-19 22-29 39-29 25 0 37 23 37 45 0 24-14 46-29 63l-55 60c-3 4-3 4-3 11h105l8-49h-7c-1 8-4 21-6 25-2 2-21 2-27 2z">
            <text:p/>
          </draw:path>
          <draw:path draw:style-name="gr10" draw:layer="layout" svg:width="0.118cm" svg:height="0.193cm" svg:x="11.975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10
§svg§600§FALSE§</svg:desc>
          <draw:polygon draw:style-name="gr9" draw:layer="layout" svg:width="0.959cm" svg:height="0.192cm" svg:x="13.939cm" svg:y="9.005cm" svg:viewBox="0 0 960 193" draw:points="480,193 0,193 0,0 960,0 960,193">
            <text:p/>
          </draw:polygon>
          <draw:path draw:style-name="gr10" draw:layer="layout" svg:width="0.281cm" svg:height="0.192cm" svg:x="13.951cm" svg:y="9.005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14.337cm" svg:y="9.094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14.642cm" svg:y="9.01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14.769cm" svg:y="9.01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10
§svg§600§FALSE§</svg:desc>
          <draw:polygon draw:style-name="gr9" draw:layer="layout" svg:width="0.959cm" svg:height="0.192cm" svg:x="16.987cm" svg:y="9.005cm" svg:viewBox="0 0 960 193" draw:points="480,193 0,193 0,0 960,0 960,193">
            <text:p/>
          </draw:polygon>
          <draw:path draw:style-name="gr10" draw:layer="layout" svg:width="0.281cm" svg:height="0.192cm" svg:x="16.999cm" svg:y="9.005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17.385cm" svg:y="9.094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17.69cm" svg:y="9.01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17.817cm" svg:y="9.01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10
§svg§600§FALSE§</svg:desc>
          <draw:polygon draw:style-name="gr9" draw:layer="layout" svg:width="0.959cm" svg:height="0.192cm" svg:x="19.916cm" svg:y="9.001cm" svg:viewBox="0 0 960 193" draw:points="480,193 0,193 0,0 960,0 960,193">
            <text:p/>
          </draw:polygon>
          <draw:path draw:style-name="gr10" draw:layer="layout" svg:width="0.281cm" svg:height="0.192cm" svg:x="19.928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20.314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20.619cm" svg:y="9.006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20.746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20
§svg§600§FALSE§</svg:desc>
          <draw:polygon draw:style-name="gr9" draw:layer="layout" svg:width="0.959cm" svg:height="0.192cm" svg:x="22.829cm" svg:y="9.001cm" svg:viewBox="0 0 960 193" draw:points="480,193 0,193 0,0 960,0 960,193">
            <text:p/>
          </draw:polygon>
          <draw:path draw:style-name="gr10" draw:layer="layout" svg:width="0.281cm" svg:height="0.192cm" svg:x="22.841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23.227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112cm" svg:height="0.187cm" svg:x="23.521cm" svg:y="9.006cm" svg:viewBox="0 0 113 188" svg:d="M22 166l30-29c44-39 61-54 61-83 0-32-26-54-60-54-32 0-53 26-53 51 0 16 14 16 15 16 5 0 15-4 15-15 0-7-5-14-16-14-1 0-2 0-3 0 7-19 22-29 39-29 25 0 37 23 37 45 0 24-14 46-29 63l-55 60c-3 4-3 4-3 11h105l8-49h-7c-1 8-4 21-6 25-2 2-21 2-27 2z">
            <text:p/>
          </draw:path>
          <draw:path draw:style-name="gr10" draw:layer="layout" svg:width="0.118cm" svg:height="0.193cm" svg:x="23.659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ew Poulter</meta:initial-creator>
    <meta:creation-date>2017-11-15T17:35:21.999102481</meta:creation-date>
    <dc:date>2017-11-15T22:38:03.007033083</dc:date>
    <dc:creator>Matthew Poulter</dc:creator>
    <meta:editing-duration>PT3M43S</meta:editing-duration>
    <meta:editing-cycles>1</meta:editing-cycles>
    <meta:generator>LibreOffice/4.2.8.2$Linux_X86_64 LibreOffice_project/420m0$Build-2</meta:generator>
    <meta:document-statistic meta:object-count="198"/>
  </office:meta>
</office:document-meta>
</file>